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1362800009F780000A49B9B6B77B.svm"/>
  <manifest:file-entry manifest:media-type="" manifest:full-path="Pictures/200013628000117C8000120D570BCC90.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svg:stroke-width="0cm" svg:stroke-color="#000000" draw:marker-start="" draw:marker-start-width="0.3cm" draw:marker-start-center="false" draw:marker-end="" draw:marker-end-width="0.3cm" draw:marker-end-center="false" draw:fill="solid" draw:fill-color="#f00059" draw:textarea-horizontal-align="left" draw:textarea-vertical-align="top" draw:auto-grow-height="false" fo:padding-top="0.229cm" fo:padding-bottom="0.229cm" fo:padding-left="0.441cm" fo:padding-right="0.441cm" fo:wrap-option="no-wrap" draw:shadow="hidden" draw:shadow-offset-x="0.3cm" draw:shadow-offset-y="0.3cm" draw:shadow-color="#808080"/>
    </style:style>
    <style:style style:name="gr3" style:family="graphic" style:parent-style-name="standard">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style>
    <style:style style:name="gr4" style:family="graphic" style:parent-style-name="standard">
      <style:graphic-properties draw:stroke="solid" svg:stroke-width="0.018cm" svg:stroke-color="#333300" draw:stroke-linejoin="round" draw:fill="solid" draw:fill-color="#ffff00" draw:textarea-horizontal-align="left" draw:textarea-vertical-align="top" draw:auto-grow-height="false" fo:padding-top="0.229cm" fo:padding-bottom="0.229cm" fo:padding-left="0.441cm" fo:padding-right="0.441cm" fo:wrap-option="no-wrap" draw:shadow="hidden"/>
    </style:style>
    <style:style style:name="gr5" style:family="graphic" style:parent-style-name="standard">
      <style:graphic-properties draw:stroke="none" draw:fill="solid" draw:fill-color="#99cc33" draw:textarea-horizontal-align="left" draw:textarea-vertical-align="top" draw:auto-grow-height="false" fo:padding-top="0.229cm" fo:padding-bottom="0.229cm" fo:padding-left="0.441cm" fo:padding-right="0.441cm" fo:wrap-option="no-wrap" draw:shadow="hidden"/>
    </style:style>
    <style:style style:name="gr6" style:family="graphic" style:parent-style-name="standard">
      <style:graphic-properties draw:stroke="solid" svg:stroke-width="0.011cm" svg:stroke-color="#996633" draw:stroke-linejoin="round" draw:fill="solid" draw:fill-color="#f0f59c" draw:textarea-horizontal-align="left" draw:textarea-vertical-align="top" draw:auto-grow-height="false" fo:padding-top="0.229cm" fo:padding-bottom="0.229cm" fo:padding-left="0.441cm" fo:padding-right="0.441cm" fo:wrap-option="no-wrap" draw:shadow="hidden"/>
    </style:style>
    <style:style style:name="gr7" style:family="graphic" style:parent-style-name="standard">
      <style:graphic-properties draw:stroke="none" draw:fill="solid" draw:fill-color="#ffffcc" draw:textarea-horizontal-align="left" draw:textarea-vertical-align="top" draw:auto-grow-height="false" fo:padding-top="0.229cm" fo:padding-bottom="0.229cm" fo:padding-left="0.441cm" fo:padding-right="0.441cm" fo:wrap-option="no-wrap" draw:shadow="hidden"/>
    </style:style>
    <style:style style:name="gr8" style:family="graphic" style:parent-style-name="standard">
      <style:graphic-properties draw:stroke="none" draw:fill="solid" draw:fill-color="#ebfa26" draw:textarea-horizontal-align="left" draw:textarea-vertical-align="top" draw:auto-grow-height="false" fo:padding-top="0.229cm" fo:padding-bottom="0.229cm" fo:padding-left="0.441cm" fo:padding-right="0.441cm" fo:wrap-option="no-wrap" draw:shadow="hidden"/>
    </style:style>
    <style:style style:name="gr9" style:family="graphic" style:parent-style-name="standard">
      <style:graphic-properties draw:stroke="none" draw:fill="solid" draw:fill-color="#663300" draw:textarea-horizontal-align="left" draw:textarea-vertical-align="top" draw:auto-grow-height="false" fo:padding-top="0.229cm" fo:padding-bottom="0.229cm" fo:padding-left="0.441cm" fo:padding-right="0.441cm" fo:wrap-option="no-wrap" draw:shadow="hidden"/>
    </style:style>
    <style:style style:name="gr10" style:family="graphic" style:parent-style-name="standard">
      <style:graphic-properties draw:stroke="none" draw:fill="solid" draw:fill-color="#ffffff" draw:textarea-horizontal-align="left" draw:textarea-vertical-align="top" draw:auto-grow-height="false" fo:padding-top="0.229cm" fo:padding-bottom="0.229cm" fo:padding-left="0.441cm" fo:padding-right="0.441cm" fo:wrap-option="no-wrap" draw:shadow="hidden"/>
    </style:style>
    <style:style style:name="gr11" style:family="graphic" style:parent-style-name="standard">
      <style:graphic-properties draw:stroke="none" draw:fill="solid" draw:fill-color="#633800" draw:textarea-horizontal-align="left" draw:textarea-vertical-align="top" draw:auto-grow-height="false" fo:padding-top="0.229cm" fo:padding-bottom="0.229cm" fo:padding-left="0.441cm" fo:padding-right="0.441cm" fo:wrap-option="no-wrap" draw:shadow="hidden"/>
    </style:style>
    <style:style style:name="P1" style:family="paragraph">
      <style:paragraph-properties fo:text-align="center"/>
    </style:style>
    <style:style style:name="P2" style:family="paragraph">
      <style:paragraph-properties fo:margin-left="0cm" fo:margin-right="0cm" fo:margin-top="0cm" fo:margin-bottom="0cm" fo:line-height="100%" text:enable-numbering="false" fo:text-indent="0cm" style:writing-mode="lr-tb"/>
      <style:text-properties style:use-window-font-color="true" style:text-outline="false" style:text-line-through-style="none" fo:font-family="Arial" style:font-family-generic="roman" style:font-pitch="variable" fo:font-size="12pt" fo:font-style="normal" fo:text-shadow="none" style:text-underline-style="none" fo:font-weight="normal" style:font-family-asian="Arial" style:font-pitch-asian="variable" style:font-size-asian="18pt" style:font-style-asian="normal" style:font-weight-asian="normal" style:font-family-complex="'Nachlieli CLM'" style:font-pitch-complex="variable" style:font-size-complex="18pt" style:font-style-complex="normal" style:font-weight-complex="normal" style:text-emphasize="none" style:font-relief="none"/>
    </style:style>
    <style:style style:name="P3" style:family="paragraph">
      <style:paragraph-properties fo:text-align="center" style:writing-mode="lr-tb"/>
      <style:text-properties fo:font-size="24pt"/>
    </style:style>
    <style:style style:name="P4" style:family="paragraph">
      <style:paragraph-properties style:writing-mode="lr-tb"/>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ברירת_20_מחדל">
        <office:forms form:automatic-focus="false" form:apply-design-mode="false"/>
        <draw:frame draw:style-name="gr1" draw:text-style-name="P1" draw:layer="layout" svg:width="9.999cm" svg:height="9.999cm" svg:x="0cm" svg:y="0cm">
          <draw:image xlink:href="Pictures/20001362800009F780000A49B9B6B77B.svm" xlink:type="simple" xlink:show="embed" xlink:actuate="onLoad">
            <text:p/>
          </draw:image>
        </draw:frame>
        <draw:frame draw:style-name="gr1" draw:text-style-name="P1" draw:layer="layout" svg:width="2147479.173cm" svg:height="2147479.028cm" draw:transform="rotate (3.14159265358979) translate (-1073729.074cm -1073728.968cm)">
          <draw:image xlink:href="Pictures/200013628000117C8000120D570BCC90.svm" xlink:type="simple" xlink:show="embed" xlink:actuate="onLoad">
            <text:p/>
          </draw:image>
        </draw:frame>
        <draw:g>
          <draw:custom-shape draw:style-name="gr2" draw:text-style-name="P2" draw:layer="layout" svg:width="0.003cm" svg:height="0.004cm" svg:x="9.947cm" svg:y="9.122cm">
            <text:p/>
            <draw:enhanced-geometry svg:viewBox="0 0 0 2" draw:type="non-primitive" draw:enhanced-path="M 0 2 L 0 0 0 2 0 2 0 2 Z N"/>
          </draw:custom-shape>
          <draw:g>
            <draw:rect draw:style-name="gr3" draw:text-style-name="P3" draw:layer="layout" svg:width="3.375cm" svg:height="2.158cm" svg:x="9.283cm" svg:y="6.665cm">
              <text:p/>
            </draw:rect>
            <draw:custom-shape draw:style-name="gr4" draw:text-style-name="P4" draw:layer="layout" svg:width="1.77cm" svg:height="1.828cm" svg:x="10.415cm" svg:y="6.802cm">
              <text:p/>
              <draw:enhanced-geometry svg:viewBox="0 0 1003 1036" draw:type="non-primitive" draw:enhanced-path="M 909 998 L 875 1015 856 1014 836 1005 806 992 757 997 685 1011 582 1028 454 1036 408 1028 361 1011 317 985 277 953 237 915 196 873 123 789 88 746 62 700 24 608 5 513 0 415 2 357 11 291 26 227 49 178 57 161 61 138 57 86 55 39 58 21 70 11 84 3 101 0 142 11 183 23 205 24 228 20 281 7 348 4 472 13 567 31 659 65 703 85 745 112 784 145 823 184 894 272 954 363 977 410 992 458 1003 505 1003 553 986 671 963 763 944 832 937 880 938 946 931 968 909 998 909 998 Z N"/>
            </draw:custom-shape>
            <draw:custom-shape draw:style-name="gr5" draw:text-style-name="P4" draw:layer="layout" svg:width="0.599cm" svg:height="0.32cm" svg:x="11.93cm" svg:y="8.261cm">
              <text:p/>
              <draw:enhanced-geometry svg:viewBox="0 0 339 181" draw:type="non-primitive" draw:enhanced-path="M 49 170 L 118 135 183 105 254 66 339 0 252 41 183 67 52 106 32 112 14 126 3 145 0 165 6 181 14 181 49 170 49 170 Z N"/>
            </draw:custom-shape>
            <draw:custom-shape draw:style-name="gr6" draw:text-style-name="P4" draw:layer="layout" svg:width="1.569cm" svg:height="1.567cm" svg:x="9.417cm" svg:y="7.122cm">
              <text:p/>
              <draw:enhanced-geometry svg:viewBox="0 0 889 888" draw:type="non-primitive" draw:enhanced-path="M 445 888 L 535 879 618 853 693 811 759 758 787 726 813 692 855 617 881 533 889 445 881 355 855 273 813 196 787 163 759 133 693 77 618 35 535 12 445 0 355 12 273 35 196 77 162 103 130 133 101 163 77 196 35 273 9 355 0 445 9 533 35 617 77 692 101 726 130 758 162 785 196 811 273 853 355 879 445 888 445 888 Z N"/>
            </draw:custom-shape>
            <draw:custom-shape draw:style-name="gr7" draw:text-style-name="P4" draw:layer="layout" svg:width="1.331cm" svg:height="1.331cm" svg:x="9.535cm" svg:y="7.24cm">
              <text:p/>
              <draw:enhanced-geometry svg:viewBox="0 0 754 754" draw:type="non-primitive" draw:enhanced-path="M 378 754 L 453 749 525 726 589 691 644 645 691 589 726 525 747 455 754 378 747 302 726 231 691 167 644 110 589 63 525 28 453 8 378 0 302 8 232 28 167 63 111 110 64 167 30 231 8 302 0 378 8 455 30 525 64 589 111 645 167 691 232 726 302 749 378 754 378 754 Z N"/>
            </draw:custom-shape>
            <draw:custom-shape draw:style-name="gr8" draw:text-style-name="P4" draw:layer="layout" svg:width="0.549cm" svg:height="0.555cm" svg:x="10.244cm" svg:y="7.94cm">
              <text:p/>
              <draw:enhanced-geometry svg:viewBox="0 0 311 314" draw:type="non-primitive" draw:enhanced-path="M 0 0 L 0 314 63 308 121 291 172 261 220 223 257 176 288 123 305 64 311 0 0 0 0 0 Z N"/>
            </draw:custom-shape>
            <draw:custom-shape draw:style-name="gr8" draw:text-style-name="P4" draw:layer="layout" svg:width="0.555cm" svg:height="0.549cm" svg:x="9.607cm" svg:y="7.94cm">
              <text:p/>
              <draw:enhanced-geometry svg:viewBox="0 0 314 311" draw:type="non-primitive" draw:enhanced-path="M 314 0 L 0 0 6 62 26 121 54 174 93 219 139 258 192 287 251 304 314 311 314 0 314 0 Z N"/>
            </draw:custom-shape>
            <draw:custom-shape draw:style-name="gr8" draw:text-style-name="P4" draw:layer="layout" svg:width="0.551cm" svg:height="0.553cm" svg:x="9.611cm" svg:y="7.312cm">
              <text:p/>
              <draw:enhanced-geometry svg:viewBox="0 0 312 313" draw:type="non-primitive" draw:enhanced-path="M 312 313 L 312 0 250 5 191 25 138 54 91 91 53 139 24 192 4 251 0 313 312 313 312 313 Z N"/>
            </draw:custom-shape>
            <draw:custom-shape draw:style-name="gr8" draw:text-style-name="P4" draw:layer="layout" svg:width="0.556cm" svg:height="0.579cm" svg:x="10.244cm" svg:y="7.303cm">
              <text:p/>
              <draw:enhanced-geometry svg:viewBox="0 0 315 328" draw:type="non-primitive" draw:enhanced-path="M 0 328 L 315 328 308 263 289 203 259 145 221 96 175 57 121 25 63 7 0 0 0 328 0 328 Z N"/>
            </draw:custom-shape>
            <draw:custom-shape draw:style-name="gr9" draw:text-style-name="P4" draw:layer="layout" svg:width="0.122cm" svg:height="0.172cm" svg:x="10.286cm" svg:y="7.693cm">
              <text:p/>
              <draw:enhanced-geometry svg:viewBox="0 0 69 97" draw:type="non-primitive" draw:enhanced-path="M 52 77 L 69 3 68 0 43 10 26 25 0 65 4 85 22 97 40 94 52 77 52 77 Z N"/>
            </draw:custom-shape>
            <draw:custom-shape draw:style-name="gr9" draw:text-style-name="P4" draw:layer="layout" svg:width="0.092cm" svg:height="0.11cm" svg:x="10.251cm" svg:y="7.997cm">
              <text:p/>
              <draw:enhanced-geometry svg:viewBox="0 0 52 62" draw:type="non-primitive" draw:enhanced-path="M 0 26 L 30 62 36 62 52 26 44 6 26 0 8 6 0 26 0 26 Z N"/>
            </draw:custom-shape>
            <draw:custom-shape draw:style-name="gr10" draw:text-style-name="P4" draw:layer="layout" svg:width="0.077cm" svg:height="0.232cm" svg:x="10.022cm" svg:y="7.57cm">
              <text:p/>
              <draw:enhanced-geometry svg:viewBox="0 0 43 131" draw:type="non-primitive" draw:enhanced-path="M 43 131 L 28 63 2 0 0 0 16 66 43 131 43 131 Z N"/>
            </draw:custom-shape>
            <draw:custom-shape draw:style-name="gr10" draw:text-style-name="P4" draw:layer="layout" svg:width="0.359cm" svg:height="0.227cm" svg:x="9.732cm" svg:y="7.991cm">
              <text:p/>
              <draw:enhanced-geometry svg:viewBox="0 0 203 128" draw:type="non-primitive" draw:enhanced-path="M 203 0 L 180 3 158 9 121 39 86 73 53 104 39 109 26 108 0 98 0 98 20 117 42 127 65 128 94 118 111 107 124 91 147 56 171 23 186 11 203 0 203 0 Z N"/>
            </draw:custom-shape>
            <draw:custom-shape draw:style-name="gr10" draw:text-style-name="P4" draw:layer="layout" svg:width="0.294cm" svg:height="0.1cm" svg:x="10.373cm" svg:y="7.981cm">
              <text:p/>
              <draw:enhanced-geometry svg:viewBox="0 0 166 56" draw:type="non-primitive" draw:enhanced-path="M 0 13 L 71 32 140 41 156 45 166 56 166 56 163 38 148 22 112 3 78 0 42 5 0 13 0 13 Z N"/>
            </draw:custom-shape>
            <draw:custom-shape draw:style-name="gr10" draw:text-style-name="P4" draw:layer="layout" svg:width="0.13cm" svg:height="0.216cm" svg:x="10.396cm" svg:y="8.106cm">
              <text:p/>
              <draw:enhanced-geometry svg:viewBox="0 0 73 122" draw:type="non-primitive" draw:enhanced-path="M 0 0 L 9 39 23 76 37 86 50 95 69 122 69 122 73 82 72 62 63 44 0 0 0 0 Z N"/>
            </draw:custom-shape>
            <draw:custom-shape draw:style-name="gr10" draw:text-style-name="P4" draw:layer="layout" svg:width="0.112cm" svg:height="0.283cm" svg:x="10.297cm" svg:y="7.443cm">
              <text:p/>
              <draw:enhanced-geometry svg:viewBox="0 0 63 160" draw:type="non-primitive" draw:enhanced-path="M 20 160 L 43 29 50 11 63 3 63 0 42 3 21 16 3 52 0 85 7 119 20 160 20 160 Z N"/>
            </draw:custom-shape>
            <draw:custom-shape draw:style-name="gr10" draw:text-style-name="P4" draw:layer="layout" svg:width="0.202cm" svg:height="0.23cm" svg:x="10.436cm" svg:y="7.577cm">
              <text:p/>
              <draw:enhanced-geometry svg:viewBox="0 0 114 130" draw:type="non-primitive" draw:enhanced-path="M 0 130 L 35 123 63 113 85 94 98 62 114 2 112 0 81 32 55 65 29 100 0 130 0 130 Z N"/>
            </draw:custom-shape>
            <draw:custom-shape draw:style-name="gr10" draw:text-style-name="P4" draw:layer="layout" svg:width="0.172cm" svg:height="0.332cm" svg:x="9.976cm" svg:y="8.048cm">
              <text:p/>
              <draw:enhanced-geometry svg:viewBox="0 0 97 188" draw:type="non-primitive" draw:enhanced-path="M 97 0 L 33 102 26 149 19 173 12 181 0 187 0 188 22 184 42 170 68 131 81 89 97 0 97 0 Z N"/>
            </draw:custom-shape>
            <draw:custom-shape draw:style-name="gr10" draw:text-style-name="P4" draw:layer="layout" svg:width="0.163cm" svg:height="0.346cm" svg:x="9.806cm" svg:y="7.503cm">
              <text:p/>
              <draw:enhanced-geometry svg:viewBox="0 0 92 196" draw:type="non-primitive" draw:enhanced-path="M 92 196 L 86 136 80 108 70 81 54 58 37 39 1 0 0 0 10 57 27 108 92 196 92 196 Z N"/>
            </draw:custom-shape>
            <draw:custom-shape draw:style-name="gr11" draw:text-style-name="P4" draw:layer="layout" svg:width="0.029cm" svg:height="0.025cm" svg:x="12.041cm" svg:y="7.686cm">
              <text:p/>
              <draw:enhanced-geometry svg:viewBox="0 0 16 14" draw:type="non-primitive" draw:enhanced-path="M 16 4 L 13 14 0 12 5 0 16 4 16 4 Z N"/>
            </draw:custom-shape>
            <draw:custom-shape draw:style-name="gr11" draw:text-style-name="P4" draw:layer="layout" svg:width="0.031cm" svg:height="0.029cm" svg:x="11.946cm" svg:y="8.169cm">
              <text:p/>
              <draw:enhanced-geometry svg:viewBox="0 0 17 16" draw:type="non-primitive" draw:enhanced-path="M 17 6 L 11 16 0 10 7 0 17 6 17 6 Z N"/>
            </draw:custom-shape>
            <draw:custom-shape draw:style-name="gr11" draw:text-style-name="P4" draw:layer="layout" svg:width="0.029cm" svg:height="0.029cm" svg:x="11.86cm" svg:y="8.311cm">
              <text:p/>
              <draw:enhanced-geometry svg:viewBox="0 0 16 16" draw:type="non-primitive" draw:enhanced-path="M 16 5 L 13 16 0 13 4 0 16 5 16 5 Z N"/>
            </draw:custom-shape>
            <draw:custom-shape draw:style-name="gr11" draw:text-style-name="P4" draw:layer="layout" svg:width="0.031cm" svg:height="0.027cm" svg:x="11.727cm" svg:y="8.411cm">
              <text:p/>
              <draw:enhanced-geometry svg:viewBox="0 0 17 15" draw:type="non-primitive" draw:enhanced-path="M 17 3 L 11 15 0 10 4 0 17 3 17 3 Z N"/>
            </draw:custom-shape>
            <draw:custom-shape draw:style-name="gr11" draw:text-style-name="P4" draw:layer="layout" svg:width="0.027cm" svg:height="0.02cm" svg:x="11.569cm" svg:y="8.469cm">
              <text:p/>
              <draw:enhanced-geometry svg:viewBox="0 0 15 11" draw:type="non-primitive" draw:enhanced-path="M 15 0 L 13 11 0 11 3 0 15 0 15 0 Z N"/>
            </draw:custom-shape>
            <draw:custom-shape draw:style-name="gr11" draw:text-style-name="P4" draw:layer="layout" svg:width="0.033cm" svg:height="0.029cm" svg:x="11.909cm" svg:y="7.379cm">
              <text:p/>
              <draw:enhanced-geometry svg:viewBox="0 0 18 16" draw:type="non-primitive" draw:enhanced-path="M 18 8 L 13 14 9 16 2 14 0 7 2 1 9 0 15 1 18 8 18 8 Z N"/>
            </draw:custom-shape>
            <draw:custom-shape draw:style-name="gr11" draw:text-style-name="P4" draw:layer="layout" svg:width="0.031cm" svg:height="0.031cm" svg:x="11.9cm" svg:y="7.547cm">
              <text:p/>
              <draw:enhanced-geometry svg:viewBox="0 0 17 17" draw:type="non-primitive" draw:enhanced-path="M 17 9 L 16 14 8 17 1 14 0 7 3 1 10 0 16 1 17 9 17 9 Z N"/>
            </draw:custom-shape>
            <draw:custom-shape draw:style-name="gr11" draw:text-style-name="P4" draw:layer="layout" svg:width="0.034cm" svg:height="0.033cm" svg:x="11.872cm" svg:y="7.711cm">
              <text:p/>
              <draw:enhanced-geometry svg:viewBox="0 0 19 18" draw:type="non-primitive" draw:enhanced-path="M 19 8 L 17 15 10 18 4 16 0 11 1 3 9 0 16 2 19 8 19 8 Z N"/>
            </draw:custom-shape>
            <draw:custom-shape draw:style-name="gr11" draw:text-style-name="P4" draw:layer="layout" svg:width="0.031cm" svg:height="0.025cm" svg:x="11.824cm" svg:y="7.875cm">
              <text:p/>
              <draw:enhanced-geometry svg:viewBox="0 0 17 14" draw:type="non-primitive" draw:enhanced-path="M 17 3 L 11 14 0 11 5 0 17 3 17 3 Z N"/>
            </draw:custom-shape>
            <draw:custom-shape draw:style-name="gr11" draw:text-style-name="P4" draw:layer="layout" svg:width="0.029cm" svg:height="0.027cm" svg:x="11.745cm" svg:y="8.021cm">
              <text:p/>
              <draw:enhanced-geometry svg:viewBox="0 0 16 15" draw:type="non-primitive" draw:enhanced-path="M 16 3 L 11 15 0 13 3 0 16 3 16 3 Z N"/>
            </draw:custom-shape>
            <draw:custom-shape draw:style-name="gr11" draw:text-style-name="P4" draw:layer="layout" svg:width="0.02cm" svg:height="0.022cm" svg:x="11.636cm" svg:y="8.148cm">
              <text:p/>
              <draw:enhanced-geometry svg:viewBox="0 0 11 12" draw:type="non-primitive" draw:enhanced-path="M 11 0 L 11 12 0 12 0 0 11 0 11 0 Z N"/>
            </draw:custom-shape>
            <draw:custom-shape draw:style-name="gr11" draw:text-style-name="P4" draw:layer="layout" svg:width="0.027cm" svg:height="0.024cm" svg:x="11.493cm" svg:y="8.24cm">
              <text:p/>
              <draw:enhanced-geometry svg:viewBox="0 0 15 13" draw:type="non-primitive" draw:enhanced-path="M 13 0 L 15 12 3 13 0 2 13 0 13 0 Z N"/>
            </draw:custom-shape>
            <draw:custom-shape draw:style-name="gr11" draw:text-style-name="P4" draw:layer="layout" svg:width="0.033cm" svg:height="0.034cm" svg:x="11.17cm" svg:y="8.333cm">
              <text:p/>
              <draw:enhanced-geometry svg:viewBox="0 0 18 19" draw:type="non-primitive" draw:enhanced-path="M 10 0 L 16 3 18 11 15 18 8 19 2 13 0 8 5 2 10 0 10 0 Z N"/>
            </draw:custom-shape>
            <draw:custom-shape draw:style-name="gr11" draw:text-style-name="P4" draw:layer="layout" svg:width="0.033cm" svg:height="0.031cm" svg:x="11.002cm" svg:y="8.349cm">
              <text:p/>
              <draw:enhanced-geometry svg:viewBox="0 0 18 17" draw:type="non-primitive" draw:enhanced-path="M 7 0 L 15 2 18 9 16 13 10 17 5 16 0 10 2 3 7 0 7 0 Z N"/>
            </draw:custom-shape>
            <draw:custom-shape draw:style-name="gr11" draw:text-style-name="P4" draw:layer="layout" svg:width="0.034cm" svg:height="0.031cm" svg:x="11.718cm" svg:y="7.178cm">
              <text:p/>
              <draw:enhanced-geometry svg:viewBox="0 0 19 17" draw:type="non-primitive" draw:enhanced-path="M 19 9 L 16 16 9 17 5 14 0 9 5 1 11 0 16 3 19 9 19 9 Z N"/>
            </draw:custom-shape>
            <draw:custom-shape draw:style-name="gr11" draw:text-style-name="P4" draw:layer="layout" svg:width="0.033cm" svg:height="0.029cm" svg:x="11.701cm" svg:y="7.346cm">
              <text:p/>
              <draw:enhanced-geometry svg:viewBox="0 0 18 16" draw:type="non-primitive" draw:enhanced-path="M 18 10 L 8 16 2 12 0 6 10 0 16 3 18 10 18 10 Z N"/>
            </draw:custom-shape>
            <draw:custom-shape draw:style-name="gr11" draw:text-style-name="P4" draw:layer="layout" svg:width="0.024cm" svg:height="0.02cm" svg:x="11.055cm" svg:y="7.829cm">
              <text:p/>
              <draw:enhanced-geometry svg:viewBox="0 0 13 11" draw:type="non-primitive" draw:enhanced-path="M 13 0 L 13 11 0 11 2 0 13 0 13 0 Z N"/>
            </draw:custom-shape>
            <draw:custom-shape draw:style-name="gr11" draw:text-style-name="P4" draw:layer="layout" svg:width="0.031cm" svg:height="0.031cm" svg:x="11.814cm" svg:y="7.258cm">
              <text:p/>
              <draw:enhanced-geometry svg:viewBox="0 0 17 17" draw:type="non-primitive" draw:enhanced-path="M 17 8 L 16 15 8 17 3 15 0 8 4 4 8 0 16 4 17 8 17 8 Z N"/>
            </draw:custom-shape>
            <draw:custom-shape draw:style-name="gr11" draw:text-style-name="P4" draw:layer="layout" svg:width="0.036cm" svg:height="0.031cm" svg:x="11.798cm" svg:y="7.425cm">
              <text:p/>
              <draw:enhanced-geometry svg:viewBox="0 0 20 17" draw:type="non-primitive" draw:enhanced-path="M 20 10 L 16 16 9 17 3 14 0 7 6 1 12 0 17 4 20 10 20 10 Z N"/>
            </draw:custom-shape>
            <draw:custom-shape draw:style-name="gr11" draw:text-style-name="P4" draw:layer="layout" svg:width="0.029cm" svg:height="0.027cm" svg:x="11.591cm" svg:y="7.88cm">
              <text:p/>
              <draw:enhanced-geometry svg:viewBox="0 0 16 15" draw:type="non-primitive" draw:enhanced-path="M 16 2 L 12 15 0 11 3 0 16 2 16 2 Z N"/>
            </draw:custom-shape>
            <draw:custom-shape draw:style-name="gr11" draw:text-style-name="P4" draw:layer="layout" svg:width="0.024cm" svg:height="0.024cm" svg:x="11.325cm" svg:y="8.074cm">
              <text:p/>
              <draw:enhanced-geometry svg:viewBox="0 0 13 13" draw:type="non-primitive" draw:enhanced-path="M 13 0 L 13 13 0 13 0 2 13 0 13 0 Z N"/>
            </draw:custom-shape>
            <draw:custom-shape draw:style-name="gr11" draw:text-style-name="P4" draw:layer="layout" svg:width="0.034cm" svg:height="0.031cm" svg:x="11.505cm" svg:y="6.965cm">
              <text:p/>
              <draw:enhanced-geometry svg:viewBox="0 0 19 17" draw:type="non-primitive" draw:enhanced-path="M 19 10 L 16 16 9 17 2 14 0 7 6 1 11 0 18 3 19 10 19 10 Z N"/>
            </draw:custom-shape>
            <draw:custom-shape draw:style-name="gr11" draw:text-style-name="P4" draw:layer="layout" svg:width="0.031cm" svg:height="0.029cm" svg:x="11.479cm" svg:y="7.132cm">
              <text:p/>
              <draw:enhanced-geometry svg:viewBox="0 0 17 16" draw:type="non-primitive" draw:enhanced-path="M 17 9 L 14 14 7 16 2 12 0 6 4 0 11 0 15 3 17 9 17 9 Z N"/>
            </draw:custom-shape>
            <draw:custom-shape draw:style-name="gr11" draw:text-style-name="P4" draw:layer="layout" svg:width="0.031cm" svg:height="0.033cm" svg:x="11.44cm" svg:y="7.295cm">
              <text:p/>
              <draw:enhanced-geometry svg:viewBox="0 0 17 18" draw:type="non-primitive" draw:enhanced-path="M 17 6 L 16 13 10 18 3 15 0 10 1 3 9 0 16 2 17 6 17 6 Z N"/>
            </draw:custom-shape>
            <draw:custom-shape draw:style-name="gr11" draw:text-style-name="P4" draw:layer="layout" svg:width="0.029cm" svg:height="0.027cm" svg:x="11.278cm" svg:y="7.584cm">
              <text:p/>
              <draw:enhanced-geometry svg:viewBox="0 0 16 15" draw:type="non-primitive" draw:enhanced-path="M 16 5 L 10 15 0 12 4 0 16 5 16 5 Z N"/>
            </draw:custom-shape>
            <draw:custom-shape draw:style-name="gr11" draw:text-style-name="P4" draw:layer="layout" svg:width="0.025cm" svg:height="0.024cm" svg:x="11.156cm" svg:y="7.702cm">
              <text:p/>
              <draw:enhanced-geometry svg:viewBox="0 0 14 13" draw:type="non-primitive" draw:enhanced-path="M 14 0 L 13 13 0 13 1 0 14 0 14 0 Z N"/>
            </draw:custom-shape>
            <draw:custom-shape draw:style-name="gr11" draw:text-style-name="P4" draw:layer="layout" svg:width="0.031cm" svg:height="0.029cm" svg:x="11.202cm" svg:y="7.116cm">
              <text:p/>
              <draw:enhanced-geometry svg:viewBox="0 0 17 16" draw:type="non-primitive" draw:enhanced-path="M 17 10 L 7 16 1 12 0 6 10 0 17 3 17 10 17 10 Z N"/>
            </draw:custom-shape>
            <draw:custom-shape draw:style-name="gr11" draw:text-style-name="P4" draw:layer="layout" svg:width="0.033cm" svg:height="0.033cm" svg:x="11.142cm" svg:y="7.272cm">
              <text:p/>
              <draw:enhanced-geometry svg:viewBox="0 0 18 18" draw:type="non-primitive" draw:enhanced-path="M 18 9 L 15 16 8 18 3 15 0 7 3 2 9 0 16 5 18 9 18 9 Z N"/>
            </draw:custom-shape>
            <draw:custom-shape draw:style-name="gr11" draw:text-style-name="P4" draw:layer="layout" svg:width="0.034cm" svg:height="0.027cm" svg:x="11.041cm" svg:y="7.407cm">
              <text:p/>
              <draw:enhanced-geometry svg:viewBox="0 0 19 15" draw:type="non-primitive" draw:enhanced-path="M 19 8 L 14 14 10 15 3 14 0 7 3 1 10 0 17 1 19 8 19 8 Z N"/>
            </draw:custom-shape>
            <draw:custom-shape draw:style-name="gr11" draw:text-style-name="P4" draw:layer="layout" svg:width="0.031cm" svg:height="0.029cm" svg:x="10.897cm" svg:y="7.485cm">
              <text:p/>
              <draw:enhanced-geometry svg:viewBox="0 0 17 16" draw:type="non-primitive" draw:enhanced-path="M 17 13 L 5 16 0 5 13 0 17 13 17 13 Z N"/>
            </draw:custom-shape>
            <draw:custom-shape draw:style-name="gr11" draw:text-style-name="P4" draw:layer="layout" svg:width="0.033cm" svg:height="0.025cm" svg:x="10.979cm" svg:y="7.09cm">
              <text:p/>
              <draw:enhanced-geometry svg:viewBox="0 0 18 14" draw:type="non-primitive" draw:enhanced-path="M 18 10 L 5 14 0 4 12 0 18 10 18 10 Z N"/>
            </draw:custom-shape>
            <draw:custom-shape draw:style-name="gr11" draw:text-style-name="P4" draw:layer="layout" svg:width="0.031cm" svg:height="0.029cm" svg:x="12.022cm" svg:y="7.854cm">
              <text:p/>
              <draw:enhanced-geometry svg:viewBox="0 0 17 16" draw:type="non-primitive" draw:enhanced-path="M 17 13 L 6 16 0 6 11 0 17 13 17 13 Z N"/>
            </draw:custom-shape>
            <draw:custom-shape draw:style-name="gr11" draw:text-style-name="P4" draw:layer="layout" svg:width="0.034cm" svg:height="0.031cm" svg:x="11.838cm" svg:y="8.136cm">
              <text:p/>
              <draw:enhanced-geometry svg:viewBox="0 0 19 17" draw:type="non-primitive" draw:enhanced-path="M 19 9 L 16 16 9 17 3 16 0 9 3 3 9 0 16 3 19 9 19 9 Z N"/>
            </draw:custom-shape>
            <draw:custom-shape draw:style-name="gr11" draw:text-style-name="P4" draw:layer="layout" svg:width="0.027cm" svg:height="0.031cm" svg:x="11.711cm" svg:y="8.228cm">
              <text:p/>
              <draw:enhanced-geometry svg:viewBox="0 0 15 17" draw:type="non-primitive" draw:enhanced-path="M 10 0 L 15 11 3 17 0 4 10 0 10 0 Z N"/>
            </draw:custom-shape>
            <draw:custom-shape draw:style-name="gr11" draw:text-style-name="P4" draw:layer="layout" svg:width="0.022cm" svg:height="0.024cm" svg:x="11.424cm" svg:y="8.378cm">
              <text:p/>
              <draw:enhanced-geometry svg:viewBox="0 0 12 13" draw:type="non-primitive" draw:enhanced-path="M 12 0 L 12 11 0 13 0 1 12 0 12 0 Z N"/>
            </draw:custom-shape>
            <draw:custom-shape draw:style-name="gr11" draw:text-style-name="P4" draw:layer="layout" svg:width="0.031cm" svg:height="0.031cm" svg:x="11.105cm" svg:y="8.469cm">
              <text:p/>
              <draw:enhanced-geometry svg:viewBox="0 0 17 17" draw:type="non-primitive" draw:enhanced-path="M 10 0 L 17 10 11 14 7 17 0 6 4 0 10 0 10 0 Z N"/>
            </draw:custom-shape>
            <draw:custom-shape draw:style-name="gr11" draw:text-style-name="P4" draw:layer="layout" svg:width="0.031cm" svg:height="0.029cm" svg:x="11.821cm" svg:y="7.697cm">
              <text:p/>
              <draw:enhanced-geometry svg:viewBox="0 0 17 16" draw:type="non-primitive" draw:enhanced-path="M 17 8 L 13 14 9 16 2 11 0 7 3 1 10 0 16 1 17 8 17 8 Z N"/>
            </draw:custom-shape>
            <draw:custom-shape draw:style-name="gr11" draw:text-style-name="P4" draw:layer="layout" svg:width="0.031cm" svg:height="0.029cm" svg:x="11.611cm" svg:y="7.956cm">
              <text:p/>
              <draw:enhanced-geometry svg:viewBox="0 0 17 16" draw:type="non-primitive" draw:enhanced-path="M 17 6 L 11 16 0 11 5 0 17 6 17 6 Z N"/>
            </draw:custom-shape>
            <draw:custom-shape draw:style-name="gr11" draw:text-style-name="P4" draw:layer="layout" svg:width="0.029cm" svg:height="0.027cm" svg:x="11.486cm" svg:y="8.067cm">
              <text:p/>
              <draw:enhanced-geometry svg:viewBox="0 0 16 15" draw:type="non-primitive" draw:enhanced-path="M 16 3 L 13 15 0 13 1 0 16 3 16 3 Z N"/>
            </draw:custom-shape>
            <draw:custom-shape draw:style-name="gr11" draw:text-style-name="P4" draw:layer="layout" svg:width="0.024cm" svg:height="0.025cm" svg:x="11.348cm" svg:y="8.164cm">
              <text:p/>
              <draw:enhanced-geometry svg:viewBox="0 0 13 14" draw:type="non-primitive" draw:enhanced-path="M 12 0 L 13 11 2 14 0 1 12 0 12 0 Z N"/>
            </draw:custom-shape>
            <draw:custom-shape draw:style-name="gr11" draw:text-style-name="P4" draw:layer="layout" svg:width="0.029cm" svg:height="0.031cm" svg:x="11.198cm" svg:y="8.24cm">
              <text:p/>
              <draw:enhanced-geometry svg:viewBox="0 0 16 17" draw:type="non-primitive" draw:enhanced-path="M 10 0 L 16 10 6 17 0 4 10 0 10 0 Z N"/>
            </draw:custom-shape>
            <draw:custom-shape draw:style-name="gr11" draw:text-style-name="P4" draw:layer="layout" svg:width="0.031cm" svg:height="0.034cm" svg:x="11.036cm" svg:y="8.291cm">
              <text:p/>
              <draw:enhanced-geometry svg:viewBox="0 0 17 19" draw:type="non-primitive" draw:enhanced-path="M 11 0 L 16 3 17 10 14 17 9 19 3 16 0 9 4 1 11 0 11 0 Z N"/>
            </draw:custom-shape>
            <draw:custom-shape draw:style-name="gr11" draw:text-style-name="P4" draw:layer="layout" svg:width="0.029cm" svg:height="0.025cm" svg:x="11.9cm" svg:y="7.967cm">
              <text:p/>
              <draw:enhanced-geometry svg:viewBox="0 0 16 14" draw:type="non-primitive" draw:enhanced-path="M 16 11 L 3 14 0 2 10 0 16 11 16 11 Z N"/>
            </draw:custom-shape>
            <draw:custom-shape draw:style-name="gr11" draw:text-style-name="P4" draw:layer="layout" svg:width="0.031cm" svg:height="0.029cm" svg:x="11.775cm" svg:y="8.079cm">
              <text:p/>
              <draw:enhanced-geometry svg:viewBox="0 0 17 16" draw:type="non-primitive" draw:enhanced-path="M 17 8 L 16 15 9 16 3 15 0 9 2 2 9 0 16 2 17 8 17 8 Z N"/>
            </draw:custom-shape>
            <draw:custom-shape draw:style-name="gr11" draw:text-style-name="P4" draw:layer="layout" svg:width="0.027cm" svg:height="0.029cm" svg:x="11.524cm" svg:y="8.263cm">
              <text:p/>
              <draw:enhanced-geometry svg:viewBox="0 0 15 16" draw:type="non-primitive" draw:enhanced-path="M 15 4 L 12 16 0 13 4 0 15 4 15 4 Z N"/>
            </draw:custom-shape>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fo:text-align="end" style:text-autospace="ideograph-alpha" style:punctuation-wrap="simple" style:line-break="strict" style:writing-mode="rl-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pitch-asian="variable" style:font-size-asian="24pt" style:language-asian="none" style:country-asian="none" style:font-family-complex="'Nachlieli CLM'" style:font-pitch-complex="variable" style:font-size-complex="24pt" style:language-complex="he" style:country-complex="IL"/>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Nachlieli CL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titl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635cm" fo:margin-bottom="0.665cm" fo:margin-left="0.635cm" fo:margin-right="0.665cm" fo:page-width="20.989cm" fo:page-height="29.701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ברירת_20_מחדל" style:display-name="ברירת מחדל" style:page-layout-name="PM1"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5$Build-9011</meta:generator>
    <meta:initial-creator>moran</meta:initial-creator>
    <meta:creation-date>2006-11-01T00:42:30</meta:creation-date>
    <dc:creator>moran</dc:creator>
    <dc:date>2006-11-01T00:52:59</dc:date>
    <dc:language>en-US</dc:language>
    <meta:editing-cycles>2</meta:editing-cycles>
    <meta:editing-duration>PT3M26S</meta:editing-duration>
    <meta:user-defined meta:name="Info 1"/>
    <meta:user-defined meta:name="Info 2"/>
    <meta:user-defined meta:name="Info 3"/>
    <meta:user-defined meta:name="Info 4"/>
    <meta:document-statistic meta:object-count="69"/>
  </office:meta>
</office:document-meta>
</file>